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language="es" fo:country="MX" fo:font-weight="bold"/>
    </style:style>
    <style:style style:name="P2" style:family="paragraph" style:parent-style-name="Standard">
      <style:paragraph-properties fo:margin-top="0in" fo:margin-bottom="0.1965in" loext:contextual-spacing="false"/>
      <style:text-properties fo:font-size="10pt" fo:language="es" fo:country="MX"/>
    </style:style>
    <style:style style:name="P3" style:family="paragraph" style:parent-style-name="Text_20_body" style:list-style-name="L1">
      <style:paragraph-properties fo:margin-top="0in" fo:margin-bottom="0.139in" loext:contextual-spacing="false" fo:padding="0in" fo:border="none"/>
      <style:text-properties fo:font-size="10pt" fo:language="es" fo:country="MX"/>
    </style:style>
    <style:style style:name="P4" style:family="paragraph" style:parent-style-name="Text_20_body" style:list-style-name="L1">
      <style:paragraph-properties fo:margin-top="0in" fo:margin-bottom="0.139in" loext:contextual-spacing="false" fo:padding="0in" fo:border="none"/>
      <style:text-properties fo:font-size="11pt" fo:language="es" fo:country="MX"/>
    </style:style>
    <style:style style:name="P5" style:family="paragraph" style:parent-style-name="Text_20_body" style:list-style-name="L1">
      <style:paragraph-properties fo:margin-top="0in" fo:margin-bottom="0.139in" loext:contextual-spacing="false" fo:padding="0in" fo:border="none"/>
      <style:text-properties fo:font-size="11pt" fo:language="es" fo:country="MX" officeooo:rsid="00071643" officeooo:paragraph-rsid="00071643"/>
    </style:style>
    <style:style style:name="P6" style:family="paragraph" style:parent-style-name="Text_20_body">
      <style:paragraph-properties fo:margin-top="0in" fo:margin-bottom="0in" loext:contextual-spacing="false"/>
      <style:text-properties fo:font-size="10pt" fo:language="es" fo:country="MX"/>
    </style:style>
    <style:style style:name="P7" style:family="paragraph" style:parent-style-name="Text_20_body">
      <style:paragraph-properties fo:margin-top="0in" fo:margin-bottom="0in" loext:contextual-spacing="false"/>
      <style:text-properties fo:font-size="10pt" fo:language="es" fo:country="MX" officeooo:paragraph-rsid="00071643"/>
    </style:style>
    <style:style style:name="P8" style:family="paragraph" style:parent-style-name="Text_20_body">
      <style:paragraph-properties fo:margin-top="0in" fo:margin-bottom="0in" loext:contextual-spacing="false"/>
      <style:text-properties fo:language="es" fo:country="MX" style:font-size-asian="10.5pt"/>
    </style:style>
    <style:style style:name="T1" style:family="text">
      <style:text-properties fo:font-size="10pt"/>
    </style:style>
    <style:style style:name="T2" style:family="text">
      <style:text-properties fo:font-size="10pt" officeooo:rsid="0007b5f8"/>
    </style:style>
    <style:style style:name="T3" style:family="text">
      <style:text-properties officeooo:rsid="00071643"/>
    </style:style>
    <style:style style:name="T4" style:family="text">
      <style:text-properties fo:language="es" fo:country="MX"/>
    </style:style>
    <style:style style:name="T5" style:family="text">
      <style:text-properties fo:font-weight="bold"/>
    </style:style>
    <style:style style:name="T6" style:family="text">
      <style:text-properties officeooo:rsid="0007b5f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ador</text:p>
      <text:p text:style-name="P1"/>
      <text:p text:style-name="P2"><text:span text:style-name="T5">Componentes</text:span></text:p>
      <text:list xml:id="list6577434953106137723" text:style-name="L1">
        <text:list-item>
          <text:p text:style-name="P3">Push button</text:p>
        </text:list-item>
        <text:list-item>
          <text:p text:style-name="P3">Paro de emergencia</text:p>
        </text:list-item>
        <text:list-item>
          <text:p text:style-name="P3">Display</text:p>
        </text:list-item>
        <text:list-item>
          <text:p text:style-name="P4"><text:span text:style-name="T1">Buzzer</text:span></text:p>
        </text:list-item>
        <text:list-item>
          <text:p text:style-name="P5"><text:span text:style-name="T1">Led </text:span><text:span text:style-name="T2">verde</text:span></text:p>
        </text:list-item>
      </text:list>
      <text:p text:style-name="P6"><text:span text:style-name="T5">Modo de funcionamiento </text:span><text:line-break/></text:p>
      <text:p text:style-name="P7"><text:span text:style-name="T3">Si el switch cambia a</text:span> <text:span text:style-name="T3">posición</text:span> <text:span text:style-name="T3">de encendido</text:span>, entonces <text:span text:style-name="T3">el</text:span> LED <text:span text:style-name="T6">verde se enciende</text:span>.<text:line-break/><text:line-break/>Si el paro de emergencia está presionado, el display muestra “PARO” y no se puede iniciar el conteo regresivo.<text:line-break/></text:p>
      <text:p text:style-name="P7">Si el paro de emergencia no está presionado, el display muestra “LISTO”.</text:p>
      <text:p text:style-name="P6"/>
      <text:p text:style-name="P6">Si cuando el display muestra “LISTO” se presiona el push button de inicio, se inicia la cuenta regresiva desde el 10 hasta el 0. El display deberá mostrar la cuenta regresiva. Al llegar al cero, se activa una salida que activa al circuito de ignición del cohete.</text:p>
      <text:p text:style-name="P6"/>
      <text:p text:style-name="P8"><text:span text:style-name="T1">Si cuando el display muestra “LISTO” o durante la cuenta regresiva, se presiona el paro de emergencia, la cuenta se interrumpe, el display muestra “PARO”.</text:span></text:p>
      <text:p text:style-name="P6"/>
      <text:p text:style-name="P6">El buzzer emite un sonido cada segundo durante el conteo regresivo del 10 al 3 y cada vez más frecuente entre el 3 y el 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1:51:56.810098965</meta:creation-date>
    <dc:date>2018-01-20T11:57:41.607345674</dc:date>
    <meta:editing-duration>PT12M18S</meta:editing-duration>
    <meta:editing-cycles>3</meta:editing-cycles>
    <meta:generator>LibreOffice/5.1.6.2$Linux_X86_64 LibreOffice_project/10m0$Build-2</meta:generator>
    <meta:document-statistic meta:table-count="0" meta:image-count="0" meta:object-count="0" meta:page-count="1" meta:paragraph-count="13" meta:word-count="162" meta:character-count="902" meta:non-whitespace-character-count="754"/>
  </office:meta>
</office:document-meta>
</file>